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46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0.7953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1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rray RoadMap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ore time required ?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 &amp; Kadane’s Alg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tch National Flag Algo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Searching &amp; Sorting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fix &amp; Suffix Su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xed Problem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2">
            <text:p>Total Number of Problems on CodeStudio : 25 questions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Easy/Medium/Hard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12:45:26.747228834</meta:creation-date>
    <dc:date>2022-05-13T12:51:14.604635999</dc:date>
    <meta:editing-duration>PT5M48S</meta:editing-duration>
    <meta:editing-cycles>1</meta:editing-cycles>
    <meta:document-statistic meta:table-count="1" meta:cell-count="20" meta:object-count="0"/>
    <meta:generator>LibreOffice/7.3.2.2$Linux_X86_64 LibreOffice_project/30$Build-2</meta:generator>
  </office:meta>
</office:document-meta>
</file>